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75cm" fo:min-width="25.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3.4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1.05cm" fo:min-width="11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0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1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3.6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1.15cm" fo:min-width="11.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45cm" fo:min-width="10.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0.7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6.1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17.1cm" svg:x="1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.3cm" svg:height="3.7cm" svg:x="13.2cm" svg:y="2.6cm">
          <draw:text-box>
            <text:p text:style-name="P2"><text:span text:style-name="T1">QLabel</text:span></text:p>
            <text:p text:style-name="P2"><text:span text:style-name="T1"/></text:p>
          </draw:text-box>
        </draw:frame>
        <draw:custom-shape draw:style-name="gr3" draw:text-style-name="P1" draw:layer="layout" svg:width="12.4cm" svg:height="11.3cm" svg:x="2.3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51cm" svg:height="0.962cm" svg:x="2.07cm" svg:y="3.638cm">
          <draw:text-box>
            <text:p>QGroupBox</text:p>
          </draw:text-box>
        </draw:frame>
        <draw:custom-shape draw:style-name="gr5" draw:text-style-name="P1" draw:layer="layout" svg:width="10.5cm" svg:height="1.5cm" svg:x="3.2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7cm" svg:height="2.2cm" svg:x="3cm" svg:y="4.7cm">
          <draw:text-box>
            <text:p>QHBoxLayout</text:p>
          </draw:text-box>
        </draw:frame>
        <draw:frame draw:style-name="gr7" draw:text-style-name="P4" draw:layer="layout" svg:width="3.4cm" svg:height="0.962cm" svg:x="3.7cm" svg:y="5.7cm">
          <draw:text-box>
            <text:p>QLabel</text:p>
          </draw:text-box>
        </draw:frame>
        <draw:custom-shape draw:style-name="gr8" draw:text-style-name="P1" draw:layer="layout" svg:width="6.7cm" svg:height="0.9cm" svg:x="6.5cm" svg:y="5.7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5cm" svg:height="6.4cm" svg:x="3.3cm" svg:y="7.2cm">
          <text:p text:style-name="P5">QTableView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3.3cm" svg:y="14cm">
          <text:p text:style-name="P5">QPushButt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4cm" svg:height="11.4cm" svg:x="15.2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51cm" svg:height="0.962cm" svg:x="14.97cm" svg:y="3.6cm">
          <draw:text-box>
            <text:p>QGroupBox</text:p>
          </draw:text-box>
        </draw:frame>
        <draw:custom-shape draw:style-name="gr12" draw:text-style-name="P1" draw:layer="layout" svg:width="11.3cm" svg:height="3.7cm" svg:x="15.7cm" svg:y="4.9cm">
          <text:p text:style-name="P5">QTableVie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2cm" svg:height="1.4cm" svg:x="15.8cm" svg:y="9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7cm" svg:height="2.2cm" svg:x="15.5cm" svg:y="8.6cm">
          <draw:text-box>
            <text:p>QHBoxLayout</text:p>
          </draw:text-box>
        </draw:frame>
        <draw:frame draw:style-name="gr14" draw:text-style-name="P4" draw:layer="layout" svg:width="4.2cm" svg:height="1cm" svg:x="15.9cm" svg:y="9.5cm">
          <draw:text-box>
            <text:p>QLabel</text:p>
          </draw:text-box>
        </draw:frame>
        <draw:custom-shape draw:style-name="gr10" draw:text-style-name="P1" draw:layer="layout" svg:width="4.1cm" svg:height="0.8cm" svg:x="18.3cm" svg:y="9.6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2.7cm" svg:y="9.6cm">
          <text:p text:style-name="P5">QPushButto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6cm" svg:height="3.9cm" svg:x="20.7cm" svg:y="1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3cm" svg:y="11.9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3cm" svg:y="12.9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3cm" svg:y="13.9cm">
          <text:p text:style-name="P5">QLineEdit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2cm" svg:height="1cm" svg:x="20.6cm" svg:y="11.9cm">
          <draw:text-box>
            <text:p>QLabel</text:p>
          </draw:text-box>
        </draw:frame>
        <draw:frame draw:style-name="gr14" draw:text-style-name="P4" draw:layer="layout" svg:width="4.2cm" svg:height="1cm" svg:x="20.6cm" svg:y="12.9cm">
          <draw:text-box>
            <text:p>QLabel</text:p>
          </draw:text-box>
        </draw:frame>
        <draw:frame draw:style-name="gr14" draw:text-style-name="P4" draw:layer="layout" svg:width="4.2cm" svg:height="1cm" svg:x="20.6cm" svg:y="13.8cm">
          <draw:text-box>
            <text:p>QLabel</text:p>
          </draw:text-box>
        </draw:frame>
        <draw:frame draw:style-name="gr16" draw:text-style-name="P4" draw:layer="layout" svg:width="4.4cm" svg:height="0.962cm" svg:x="20.4cm" svg:y="10.8cm">
          <draw:text-box>
            <text:p>QGridLay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6:32:45.767000000</meta:creation-date>
    <dc:date>2015-03-05T18:38:52.107000000</dc:date>
    <meta:editing-duration>PT20M46S</meta:editing-duration>
    <meta:editing-cycles>2</meta:editing-cycles>
    <meta:generator>LibreOffice/4.4.1.2$Windows_x86 LibreOffice_project/45e2de17089c24a1fa810c8f975a7171ba4cd432</meta:generator>
    <meta:document-statistic meta:object-count="26"/>
  </office:meta>
</office:document-meta>
</file>